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it had blanketed her too. It had come in through her open window, and the breezes that followed it were cool. All together, they sat in silence in her room, she listening to the distant sounds of passing cars, odd siren sounds, and the occasional neighbour who was a bit too loud, and it listening to her thoughts, her worries, and all those things others didn't seem to understand. 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gift from tonight.</text:p>
      <text:p text:style-name="Normal">So, it really was a shame, <text:span text:style-name="T1">that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tiny applauses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teadily heating up milk. Since dark chocolate was too bitter for her taste, she sweetened things up with sugar until the flavour was to her liking. When all was said and done, she poured the drink into her favourite mug, and went back to her room just in time to witness the sun rising outside her window. There were no clouds in the sky. The horizon was deeply orange with some hints of yellow, and the heavens above it were gradually turning into lighter shades of blue. Her hands were warm, entwined around the mug, and despite only having taken a few sips, her heart was full. She took a deep breath.</text:p>
      <text:p text:style-name="Normal"><text:span text:style-name="T1">What a good start to the day... Goodnight, Moon, and</text:span></text:p>
      <text:p text:style-name="Normal">“Hello, Su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